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3.556cm" loext:decorative="false"/>
      <style:paragraph-properties style:writing-mode="lr-tb"/>
    </style:style>
    <style:style style:name="gr2" style:family="graphic" style:parent-style-name="standard">
      <style:graphic-properties svg:stroke-color="#ff0000" draw:fill-color="#ff0000" draw:textarea-horizontal-align="justify" draw:textarea-vertical-align="middle" draw:auto-grow-height="false" fo:min-height="2.25cm" fo:min-width="2cm" loext:decorative="false"/>
    </style:style>
    <style:style style:name="gr3" style:family="graphic" style:parent-style-name="standard">
      <style:graphic-properties svg:stroke-color="#ff0000" draw:fill-color="#ff0000" draw:textarea-horizontal-align="justify" draw:textarea-vertical-align="middle" draw:auto-grow-height="false" fo:min-height="2.5cm" fo:min-width="2.25cm" loext:decorative="false"/>
    </style:style>
    <style:style style:name="gr4" style:family="graphic" style:parent-style-name="objectwithoutfill">
      <style:graphic-properties svg:stroke-color="#3465a4" draw:fill="none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6" style:family="graphic" style:parent-style-name="standard">
      <style:graphic-properties svg:stroke-color="#3465a4" draw:fill-color="#3465a4" draw:textarea-horizontal-align="justify" draw:textarea-vertical-align="middle" draw:auto-grow-height="false" fo:min-height="1.5cm" fo:min-width="1.5cm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3.5cm" loext:decorative="false"/>
      <style:paragraph-properties style:writing-mode="lr-tb"/>
    </style:style>
    <style:style style:name="gr8" style:family="graphic" style:parent-style-name="standard">
      <style:graphic-properties svg:stroke-color="#3465a4" draw:fill-color="#ff8000" draw:textarea-horizontal-align="justify" draw:textarea-vertical-align="middle" draw:auto-grow-height="false" fo:min-height="1.25cm" fo:min-width="1.25cm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2.845cm" loext:decorative="false"/>
      <style:paragraph-properties style:writing-mode="lr-tb"/>
    </style:style>
    <style:style style:name="gr10" style:family="graphic" style:parent-style-name="standard">
      <style:graphic-properties svg:stroke-color="#3465a4" draw:fill-color="#ff8000" draw:textarea-horizontal-align="justify" draw:textarea-vertical-align="middle" draw:auto-grow-height="false" fo:min-height="1.5cm" fo:min-width="1.25cm" style:writing-mode="lr-tb" loext:decorative="false"/>
      <style:paragraph-properties style:writing-mode="lr-tb"/>
    </style:style>
    <style:style style:name="gr11" style:family="graphic" style:parent-style-name="objectwithoutfill">
      <style:graphic-properties svg:stroke-color="#3465a4" draw:marker-end="Puntas_20_de_20_flecha_20_1" draw:marker-end-width="0.3cm" draw:fill="none" draw:fill-color="#ff8000" draw:textarea-vertical-align="middle" loext:decorative="false"/>
    </style:style>
    <style:style style:name="gr12" style:family="graphic" style:parent-style-name="objectwithoutfill">
      <style:graphic-properties svg:stroke-color="#3465a4" draw:marker-end="Puntas_20_de_20_flecha_20_2" draw:marker-end-width="0.3cm" draw:fill="none" draw:fill-color="#ff8000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3.25cm" loext:decorative="false"/>
      <style:paragraph-properties style:writing-mode="lr-tb"/>
    </style:style>
    <style:style style:name="gr14" style:family="graphic" style:parent-style-name="objectwithoutfill">
      <style:graphic-properties svg:stroke-color="#3465a4" draw:fill="none" draw:fill-color="#ff8000" draw:textarea-vertical-align="middle" loext:decorative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16" style:family="graphic" style:parent-style-name="objectwithoutfill">
      <style:graphic-properties svg:stroke-color="#3465a4" draw:marker-end="Puntas_20_de_20_flecha_20_3" draw:marker-end-width="0.3cm" draw:fill="none" draw:fill-color="#ff8000" draw:textarea-vertical-align="middle" loext:decorative="false"/>
    </style:style>
    <style:style style:name="gr17" style:family="graphic" style:parent-style-name="standard">
      <style:graphic-properties svg:stroke-color="#3465a4" draw:fill-color="#ff8000" draw:textarea-horizontal-align="justify" draw:textarea-vertical-align="middle" draw:auto-grow-height="false" fo:min-height="1.5cm" fo:min-width="1.5cm" style:writing-mode="lr-tb" loext:decorative="false"/>
      <style:paragraph-properties style:writing-mode="lr-tb"/>
    </style:style>
    <style:style style:name="gr18" style:family="graphic" style:parent-style-name="objectwithoutfill">
      <style:graphic-properties svg:stroke-color="#3465a4" draw:marker-end="Puntas_20_de_20_flecha_20_4" draw:marker-end-width="0.3cm" draw:fill="none" draw:fill-color="#ff8000" draw:textarea-vertical-align="middle" loext:decorative="fals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3.75cm" loext:decorative="false"/>
      <style:paragraph-properties style:writing-mode="lr-tb"/>
    </style:style>
    <style:style style:name="gr21" style:family="graphic" style:parent-style-name="objectwithoutfill">
      <style:graphic-properties svg:stroke-color="#800080" draw:fill="none" draw:textarea-vertical-align="middle" loext:decorative="fals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23" style:family="graphic" style:parent-style-name="objectwithoutfill">
      <style:graphic-properties svg:stroke-color="#800080" draw:marker-end="Puntas_20_de_20_flecha_20_5" draw:marker-end-width="0.3cm" draw:fill="none" draw:textarea-vertical-align="middle" loext:decorative="fals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in-height="2.5cm" loext:decorative="false"/>
      <style:paragraph-properties style:writing-mode="lr-tb"/>
    </style:style>
    <style:style style:name="gr26" style:family="graphic" style:parent-style-name="objectwithoutfill">
      <style:graphic-properties svg:stroke-color="#3465a4" draw:marker-end="Puntas_20_de_20_flecha_20_6" draw:marker-end-width="0.3cm" draw:fill="none" draw:textarea-vertical-align="middle" loext:decorative="false"/>
    </style:style>
    <style:style style:name="gr27" style:family="graphic" style:parent-style-name="objectwithoutfill">
      <style:graphic-properties svg:stroke-color="#3465a4" draw:fill="none" draw:textarea-vertical-align="middle" loext:decorative="false"/>
      <style:paragraph-properties style:writing-mode="lr-tb"/>
    </style:style>
    <style:style style:name="gr28" style:family="graphic" style:parent-style-name="standard">
      <style:graphic-properties svg:stroke-color="#ff0000" draw:textarea-horizontal-align="justify" draw:textarea-vertical-align="middle" draw:auto-grow-height="false" fo:min-height="1.342cm" fo:min-width="1.092cm" loext:decorative="fals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in-height="4cm" loext:decorative="false"/>
      <style:paragraph-properties style:writing-mode="lr-tb"/>
    </style:style>
    <style:style style:name="gr30" style:family="graphic" style:parent-style-name="objectwithoutfill">
      <style:graphic-properties svg:stroke-color="#ff0000" draw:marker-end="Puntas_20_de_20_flecha_20_7" draw:marker-end-width="0.3cm" draw:fill="none" draw:textarea-vertical-align="middle" loext:decorative="fals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32" style:family="graphic" style:parent-style-name="objectwithoutfill">
      <style:graphic-properties svg:stroke-color="#800080" draw:marker-end="Puntas_20_de_20_flecha_20_8" draw:marker-end-width="0.3cm" draw:fill="none" draw:textarea-vertical-align="middle" loext:decorative="false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in-height="3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in-height="5.5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00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3465a4"/>
      <style:paragraph-properties fo:text-align="center" style:writing-mode="lr-tb"/>
    </style:style>
    <style:style style:name="P6" style:family="paragraph">
      <loext:graphic-properties draw:fill-color="#ff8000"/>
      <style:paragraph-properties fo:text-align="center" style:writing-mode="lr-tb"/>
    </style:style>
    <style:style style:name="P7" style:family="paragraph">
      <loext:graphic-properties draw:fill="none" draw:fill-color="#ff8000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9cm" svg:height="3.806cm" svg:x="1cm" svg:y="1.5cm">
          <draw:text-box>
            <text:p>Para desarrollar la función <text:span text:style-name="T1">tape_insertl() </text:span><text:span text:style-name="T2">debemos ver que nos </text:span><text:span text:style-name="T2">tendremos que posicionar siempre hasta donde está el </text:span><text:span text:style-name="T2">tape→cursor, si es que tape no está vacío, por lo que debemos </text:span><text:span text:style-name="T2">ver los siguientes ejemplos para darnos cuenta de como </text:span><text:span text:style-name="T2">funcionaría está función:</text:span></text:p>
          </draw:text-box>
        </draw:frame>
        <draw:custom-shape draw:style-name="gr2" draw:text-style-name="P2" draw:layer="layout" svg:width="2.5cm" svg:height="2.5cm" svg:x="2.5cm" svg:y="6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75cm" svg:height="2.75cm" svg:x="15.5cm" svg:y="6.25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cm" svg:y1="7.5cm" svg:x2="15.5cm" svg:y2="7.5cm">
          <text:p/>
        </draw:line>
        <draw:frame draw:style-name="gr5" draw:text-style-name="P1" draw:layer="layout" svg:width="14.75cm" svg:height="2.384cm" svg:x="2.75cm" svg:y="9.5cm">
          <draw:text-box>
            <text:p>Aquí es apreciable que el tape está vacío por lo que <text:span text:style-name="T1">tape_insertl() </text:span><text:span text:style-name="T2">tendrá un caso base que funcionará para estos </text:span><text:span text:style-name="T2">casos.</text:span></text:p>
          </draw:text-box>
        </draw:frame>
        <draw:custom-shape draw:style-name="gr2" draw:text-style-name="P2" draw:layer="layout" svg:width="2.5cm" svg:height="2.5cm" svg:x="2.5cm" svg:y="12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75cm" svg:height="2.75cm" svg:x="15.5cm" svg:y="12.25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cm" svg:y1="13.5cm" svg:x2="15.5cm" svg:y2="13.5cm">
          <text:p/>
        </draw:line>
        <draw:custom-shape draw:style-name="gr6" draw:text-style-name="P5" draw:layer="layout" svg:width="2cm" svg:height="1.75cm" svg:x="9cm" svg:y="12.75cm">
          <text:p text:style-name="P4">5</text:p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15.75cm" svg:height="3.75cm" svg:x="3.75cm" svg:y="15.5cm">
          <draw:text-box>
            <text:p>Aquí ya agregamos un elemento donde está apuntado por tape→start y tape→cursor </text:p>
          </draw:text-box>
        </draw:frame>
        <draw:custom-shape draw:style-name="gr2" draw:text-style-name="P2" draw:layer="layout" svg:width="2.5cm" svg:height="2.5cm" svg:x="2.25cm" svg:y="17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75cm" svg:height="2.75cm" svg:x="15.25cm" svg:y="17.75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4.75cm" svg:y1="19cm" svg:x2="15.25cm" svg:y2="19cm">
          <text:p/>
        </draw:line>
        <draw:custom-shape draw:style-name="gr6" draw:text-style-name="P5" draw:layer="layout" svg:width="2cm" svg:height="1.75cm" svg:x="6.5cm" svg:y="18cm">
          <text:p text:style-name="P4">5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cm" svg:height="1.75cm" svg:x="9cm" svg:y="18cm">
          <text:p text:style-name="P4">6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cm" svg:height="1.75cm" svg:x="11.5cm" svg:y="18cm">
          <text:p text:style-name="P4">7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75cm" svg:height="1.5cm" svg:x="2.25cm" svg:y="21.25cm">
          <text:p text:style-name="P4">9</text:p>
          <draw:enhanced-geometry svg:viewBox="0 0 21600 21600" draw:type="rectangle" draw:enhanced-path="M 0 0 L 21600 0 21600 21600 0 21600 0 0 Z N"/>
        </draw:custom-shape>
        <draw:frame draw:style-name="gr9" draw:text-style-name="P1" draw:layer="layout" svg:width="14.5cm" svg:height="3.095cm" svg:x="4.75cm" svg:y="21cm">
          <draw:text-box>
            <text:p>Supongamos ahora que se quiere agregar un nuevo dato a tape y que justamente tape→cursor == tape→start, entonces podemos ver que solo necesitaríamos agregarlo al principio. </text:p>
          </draw:text-box>
        </draw:frame>
        <draw:custom-shape draw:style-name="gr2" draw:text-style-name="P2" draw:layer="layout" svg:width="2.5cm" svg:height="2.5cm" svg:x="2.5cm" svg:y="24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75cm" svg:height="2.75cm" svg:x="15.5cm" svg:y="24.25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cm" svg:y1="25.75cm" svg:x2="15.5cm" svg:y2="25.75cm">
          <text:p/>
        </draw:line>
        <draw:custom-shape draw:style-name="gr6" draw:text-style-name="P5" draw:layer="layout" svg:width="2cm" svg:height="1.75cm" svg:x="7.75cm" svg:y="24.75cm">
          <text:p text:style-name="P4">5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cm" svg:height="1.75cm" svg:x="10.25cm" svg:y="24.75cm">
          <text:p text:style-name="P4">6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cm" svg:height="1.75cm" svg:x="12.75cm" svg:y="24.75cm">
          <text:p text:style-name="P4">7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75cm" svg:height="1.75cm" svg:x="5.5cm" svg:y="24.75cm">
          <text:p text:style-name="P4">9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Predeterminado">
        <draw:frame draw:style-name="gr9" draw:text-style-name="P1" draw:layer="layout" svg:width="18.25cm" svg:height="3.095cm" svg:x="1.25cm" svg:y="1.25cm">
          <draw:text-box>
            <text:p>Ahora si nos ponemos a ver, solo nos queda el caso donde el cursor está leyendo ya otros datos y se quiere agregar a izquierda un elemento, aquí ya debemos hacer un esfuerzo mayor, haciendo lo que se muestra a continuación:</text:p>
          </draw:text-box>
        </draw:frame>
        <draw:custom-shape draw:style-name="gr2" draw:text-style-name="P2" draw:layer="layout" svg:width="2.5cm" svg:height="2.5cm" svg:x="2.5cm" svg:y="4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75cm" svg:height="2.75cm" svg:x="15.5cm" svg:y="4.75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cm" svg:y1="6cm" svg:x2="15.5cm" svg:y2="6cm">
          <text:p/>
        </draw:line>
        <draw:custom-shape draw:style-name="gr6" draw:text-style-name="P5" draw:layer="layout" svg:width="2cm" svg:height="1.75cm" svg:x="6.75cm" svg:y="5cm">
          <text:p text:style-name="P4">5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cm" svg:height="1.75cm" svg:x="9.25cm" svg:y="5cm">
          <text:p text:style-name="P4">6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cm" svg:height="1.75cm" svg:x="11.75cm" svg:y="5cm">
          <text:p text:style-name="P4">7</text:p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10.25cm" svg:y1="7cm" svg:x2="10.25cm" svg:y2="8.75cm">
          <text:p/>
        </draw:line>
        <draw:frame draw:style-name="gr5" draw:text-style-name="P1" draw:layer="layout" svg:width="2.5cm" svg:height="2.384cm" svg:x="9cm" svg:y="8.866cm">
          <draw:text-box>
            <text:p>Aquí está el cursor</text:p>
          </draw:text-box>
        </draw:frame>
        <draw:custom-shape draw:style-name="gr8" draw:text-style-name="P6" draw:layer="layout" svg:width="1.75cm" svg:height="1.5cm" svg:x="1.25cm" svg:y="8.5cm">
          <text:p text:style-name="P4">9</text:p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3.25cm" svg:y1="9.25cm" svg:x2="4.5cm" svg:y2="9.25cm">
          <text:p/>
        </draw:line>
        <draw:frame draw:style-name="gr1" draw:text-style-name="P1" draw:layer="layout" svg:width="3cm" svg:height="3.806cm" svg:x="4.75cm" svg:y="8.5cm">
          <draw:text-box>
            <text:p>Nodo a agregar</text:p>
          </draw:text-box>
        </draw:frame>
        <draw:frame draw:style-name="gr13" draw:text-style-name="P1" draw:layer="layout" svg:width="18.75cm" svg:height="3.5cm" svg:x="1cm" svg:y="11.75cm">
          <draw:text-box>
            <text:p>Notemos que necesitaremos mover de alguna forma el puntero de tape→star para llegar a algo antes del cursor</text:p>
          </draw:text-box>
        </draw:frame>
        <draw:custom-shape draw:style-name="gr2" draw:text-style-name="P2" draw:layer="layout" svg:width="2.5cm" svg:height="2.5cm" svg:x="2.25cm" svg:y="13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75cm" svg:height="2.75cm" svg:x="15.25cm" svg:y="13.5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4.75cm" svg:y1="14.75cm" svg:x2="15.25cm" svg:y2="14.75cm">
          <text:p/>
        </draw:line>
        <draw:custom-shape draw:style-name="gr6" draw:text-style-name="P5" draw:layer="layout" svg:width="2cm" svg:height="1.75cm" svg:x="6.5cm" svg:y="13.75cm">
          <text:p text:style-name="P4">5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cm" svg:height="1.75cm" svg:x="9cm" svg:y="13.75cm">
          <text:p text:style-name="P4">6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cm" svg:height="1.75cm" svg:x="11.5cm" svg:y="13.75cm">
          <text:p text:style-name="P4">7</text:p>
          <draw:enhanced-geometry svg:viewBox="0 0 21600 21600" draw:type="rectangle" draw:enhanced-path="M 0 0 L 21600 0 21600 21600 0 21600 0 0 Z N"/>
        </draw:custom-shape>
        <draw:path draw:style-name="gr14" draw:text-style-name="P7" draw:layer="layout" svg:width="2.486cm" svg:height="1.93cm" svg:x="5.318cm" svg:y="16.034cm" svg:viewBox="0 0 2487 1931" svg:d="M0 1931c710-300 1676-349 2064-1084 71-135 589-987-27-582l291-265 133 265 26 132">
          <text:p/>
        </draw:path>
        <draw:frame draw:style-name="gr15" draw:text-style-name="P1" draw:layer="layout" svg:width="2.5cm" svg:height="1.5cm" svg:x="5.25cm" svg:y="18.25cm">
          <draw:text-box>
            <text:p>Aux </text:p>
          </draw:text-box>
        </draw:frame>
        <draw:line draw:style-name="gr16" draw:text-style-name="P7" draw:layer="layout" svg:x1="9.75cm" svg:y1="15.75cm" svg:x2="10.5cm" svg:y2="16.75cm">
          <text:p/>
        </draw:line>
        <draw:frame draw:style-name="gr15" draw:text-style-name="P1" draw:layer="layout" svg:width="3.5cm" svg:height="1.5cm" svg:x="10.25cm" svg:y="17cm">
          <draw:text-box>
            <text:p>Cursor</text:p>
          </draw:text-box>
        </draw:frame>
        <draw:frame draw:style-name="gr5" draw:text-style-name="P1" draw:layer="layout" svg:width="18.25cm" svg:height="2.384cm" svg:x="1.5cm" svg:y="19.5cm">
          <draw:text-box>
            <text:p>Como aux→next = tape→cursor debemos quedarnos aquí y agregarlo a derecha del actual nodo en donde está el cursor tal que sea como se muestra a continuación:</text:p>
          </draw:text-box>
        </draw:frame>
        <draw:custom-shape draw:style-name="gr2" draw:text-style-name="P2" draw:layer="layout" svg:width="2.5cm" svg:height="2.5cm" svg:x="2.25cm" svg:y="22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75cm" svg:height="2.75cm" svg:x="15.25cm" svg:y="22.25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4.75cm" svg:y1="23.5cm" svg:x2="15.25cm" svg:y2="23.5cm">
          <text:p/>
        </draw:line>
        <draw:custom-shape draw:style-name="gr6" draw:text-style-name="P5" draw:layer="layout" svg:width="2cm" svg:height="1.75cm" svg:x="5.5cm" svg:y="22.5cm">
          <text:p text:style-name="P4">5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cm" svg:height="1.75cm" svg:x="10cm" svg:y="22.5cm">
          <text:p text:style-name="P4">6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cm" svg:height="1.75cm" svg:x="12.5cm" svg:y="22.5cm">
          <text:p text:style-name="P4">7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2cm" svg:height="1.75cm" svg:x="7.75cm" svg:y="22.5cm">
          <text:p text:style-name="P4">9</text:p>
          <draw:enhanced-geometry svg:viewBox="0 0 21600 21600" draw:type="rectangle" draw:enhanced-path="M 0 0 L 21600 0 21600 21600 0 21600 0 0 Z N"/>
        </draw:custom-shape>
        <draw:line draw:style-name="gr18" draw:text-style-name="P7" draw:layer="layout" svg:x1="8.75cm" svg:y1="24.25cm" svg:x2="8.75cm" svg:y2="25.75cm">
          <text:p/>
        </draw:line>
        <draw:frame draw:style-name="gr19" draw:text-style-name="P1" draw:layer="layout" svg:width="2.75cm" svg:height="1.25cm" svg:x="7.25cm" svg:y="25.5cm">
          <draw:text-box>
            <text:p>Cursor </text:p>
          </draw:text-box>
        </draw:frame>
      </draw:page>
      <draw:page draw:name="page3" draw:style-name="dp1" draw:master-page-name="Predeterminado">
        <draw:custom-shape draw:style-name="gr2" draw:text-style-name="P2" draw:layer="layout" svg:width="2.5cm" svg:height="2.5cm" svg:x="2.75cm" svg:y="5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75cm" svg:height="2.75cm" svg:x="15.75cm" svg:y="5.25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.25cm" svg:y1="6.5cm" svg:x2="15.75cm" svg:y2="6.5cm">
          <text:p/>
        </draw:line>
        <draw:custom-shape draw:style-name="gr6" draw:text-style-name="P5" draw:layer="layout" svg:width="2cm" svg:height="1.75cm" svg:x="6cm" svg:y="5.5cm">
          <text:p text:style-name="P4">5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cm" svg:height="1.75cm" svg:x="10.5cm" svg:y="5.5cm">
          <text:p text:style-name="P4">6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cm" svg:height="1.75cm" svg:x="13cm" svg:y="5.5cm">
          <text:p text:style-name="P4">7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cm" svg:height="1.75cm" svg:x="8.25cm" svg:y="5.5cm">
          <text:p text:style-name="P4">9</text:p>
          <draw:enhanced-geometry svg:viewBox="0 0 21600 21600" draw:type="rectangle" draw:enhanced-path="M 0 0 L 21600 0 21600 21600 0 21600 0 0 Z N"/>
        </draw:custom-shape>
        <draw:line draw:style-name="gr18" draw:text-style-name="P7" draw:layer="layout" svg:x1="9.25cm" svg:y1="7.25cm" svg:x2="9.25cm" svg:y2="8.75cm">
          <text:p/>
        </draw:line>
        <draw:frame draw:style-name="gr19" draw:text-style-name="P1" draw:layer="layout" svg:width="2.75cm" svg:height="1.25cm" svg:x="8.25cm" svg:y="8.75cm">
          <draw:text-box>
            <text:p>Cursor </text:p>
          </draw:text-box>
        </draw:frame>
        <draw:frame draw:style-name="gr20" draw:text-style-name="P1" draw:layer="layout" svg:width="18.25cm" svg:height="4cm" svg:x="1.25cm" svg:y="1.5cm">
          <draw:text-box>
            <text:p>Para desarrollar <text:span text:style-name="T1">tape_erase()</text:span><text:span text:style-name="T2"> debemos notar que habrá por lo </text:span><text:span text:style-name="T2">menos dos casos en donde, en primer lugar, si el cursor está al </text:span><text:span text:style-name="T2">principio (</text:span><text:span text:style-name="T3">tape_at_start(</text:span><text:span text:style-name="T4">tape</text:span><text:span text:style-name="T3">)</text:span><text:span text:style-name="T5"> =</text:span><text:span text:style-name="T4"> </text:span><text:span text:style-name="T5">True) solo necesitamos </text:span><text:span text:style-name="T5">remover el primer nodo y por lo tanto mover a derecha el cursor </text:span><text:span text:style-name="T5">y el start de la siguiente forma:</text:span></text:p>
          </draw:text-box>
        </draw:frame>
        <draw:path draw:style-name="gr21" draw:text-style-name="P3" draw:layer="layout" svg:width="1.717cm" svg:height="1.23cm" draw:transform="rotate (0.463733982254893) translate (5.87619005331094cm 8.07261794177468cm)" svg:viewBox="0 0 1718 1231" svg:d="M0 1231c357-113 683-308 979-534 219-169 665-967-126-603-280 128 869-269 865 318l-23 274 23 68">
          <text:p/>
        </draw:path>
        <draw:frame draw:style-name="gr22" draw:text-style-name="P1" draw:layer="layout" svg:width="1.75cm" svg:height="1cm" svg:x="5.75cm" svg:y="9.25cm">
          <draw:text-box>
            <text:p>aux</text:p>
          </draw:text-box>
        </draw:frame>
        <draw:line draw:style-name="gr23" draw:text-style-name="P3" draw:layer="layout" svg:x1="9.5cm" svg:y1="9.5cm" svg:x2="9.5cm" svg:y2="10.75cm">
          <text:p/>
        </draw:line>
        <draw:frame draw:style-name="gr24" draw:text-style-name="P1" draw:layer="layout" svg:width="2.25cm" svg:height="0.962cm" svg:x="8.5cm" svg:y="10.75cm">
          <draw:text-box>
            <text:p>start</text:p>
          </draw:text-box>
        </draw:frame>
        <draw:custom-shape draw:style-name="gr2" draw:text-style-name="P2" draw:layer="layout" svg:width="2.5cm" svg:height="2.5cm" svg:x="2.5cm" svg:y="1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75cm" svg:height="2.75cm" svg:x="15.5cm" svg:y="11.5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cm" svg:y1="12.75cm" svg:x2="15.5cm" svg:y2="12.75cm">
          <text:p/>
        </draw:line>
        <draw:custom-shape draw:style-name="gr6" draw:text-style-name="P5" draw:layer="layout" svg:width="2cm" svg:height="1.75cm" svg:x="8.75cm" svg:y="11.75cm">
          <text:p text:style-name="P4">6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cm" svg:height="1.75cm" svg:x="11.5cm" svg:y="11.75cm">
          <text:p text:style-name="P4">7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cm" svg:height="1.75cm" svg:x="6.25cm" svg:y="11.75cm">
          <text:p text:style-name="P4">9</text:p>
          <draw:enhanced-geometry svg:viewBox="0 0 21600 21600" draw:type="rectangle" draw:enhanced-path="M 0 0 L 21600 0 21600 21600 0 21600 0 0 Z N"/>
        </draw:custom-shape>
        <draw:line draw:style-name="gr18" draw:text-style-name="P7" draw:layer="layout" svg:x1="7.25cm" svg:y1="13.5cm" svg:x2="7.25cm" svg:y2="15cm">
          <text:p/>
        </draw:line>
        <draw:frame draw:style-name="gr19" draw:text-style-name="P1" draw:layer="layout" svg:width="2.75cm" svg:height="1.25cm" svg:x="6cm" svg:y="15cm">
          <draw:text-box>
            <text:p>Cursor </text:p>
          </draw:text-box>
        </draw:frame>
        <draw:frame draw:style-name="gr22" draw:text-style-name="P1" draw:layer="layout" svg:width="1.75cm" svg:height="1.673cm" svg:x="6.25cm" svg:y="15.5cm">
          <draw:text-box>
            <text:p><text:s/>&amp;&amp;</text:p>
            <text:p>star</text:p>
          </draw:text-box>
        </draw:frame>
        <draw:frame draw:style-name="gr25" draw:text-style-name="P1" draw:layer="layout" svg:width="18.5cm" svg:height="7.361cm" svg:x="1.25cm" svg:y="17.5cm">
          <draw:text-box>
            <text:p>Esto en código sería:</text:p>
            <text:p><text:tab/>aux = tape→cursor;</text:p>
            <text:p><text:tab/>tape→cursor = tape→cursor→next;</text:p>
            <text:p><text:tab/><text:span text:style-name="T6">tape→start = tape→start→next; </text:span><text:span text:style-name="T7">//Estamos en el inicio</text:span></text:p>
            <text:p><text:span text:style-name="T7"><text:tab/></text:span><text:span text:style-name="T7">destroy_node(aux);</text:span></text:p>
            <text:p><text:span text:style-name="T7"/></text:p>
            <text:p><text:span text:style-name="T7">En segundo lugar, el caso complejo llega cuando el cursor ya </text:span><text:span text:style-name="T7">está en cualquier otro lado, por lo tanto, deberemos movernos </text:span><text:span text:style-name="T7">hasta donde está el cursor para eliminar ese nodo apuntado </text:span><text:span text:style-name="T7">por el, veamos un ejemplo:</text:span></text:p>
          </draw:text-box>
        </draw:frame>
      </draw:page>
      <draw:page draw:name="page4" draw:style-name="dp1" draw:master-page-name="Predeterminado">
        <draw:custom-shape draw:style-name="gr2" draw:text-style-name="P2" draw:layer="layout" svg:width="2.5cm" svg:height="2.5cm" svg:x="3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75cm" svg:height="2.75cm" svg:x="16cm" svg:y="1.5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.5cm" svg:y1="2.75cm" svg:x2="16cm" svg:y2="2.75cm">
          <text:p/>
        </draw:line>
        <draw:custom-shape draw:style-name="gr6" draw:text-style-name="P5" draw:layer="layout" svg:width="2cm" svg:height="1.75cm" svg:x="6.25cm" svg:y="1.75cm">
          <text:p text:style-name="P4">5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cm" svg:height="1.75cm" svg:x="10.75cm" svg:y="1.75cm">
          <text:p text:style-name="P4">6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cm" svg:height="1.75cm" svg:x="13.25cm" svg:y="1.75cm">
          <text:p text:style-name="P4">7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cm" svg:height="1.75cm" svg:x="8.5cm" svg:y="1.75cm">
          <text:p text:style-name="P4">9</text:p>
          <draw:enhanced-geometry svg:viewBox="0 0 21600 21600" draw:type="rectangle" draw:enhanced-path="M 0 0 L 21600 0 21600 21600 0 21600 0 0 Z N"/>
        </draw:custom-shape>
        <draw:line draw:style-name="gr26" draw:text-style-name="P3" draw:layer="layout" svg:x1="11.75cm" svg:y1="3.5cm" svg:x2="11.75cm" svg:y2="4.75cm">
          <text:p/>
        </draw:line>
        <draw:frame draw:style-name="gr19" draw:text-style-name="P1" draw:layer="layout" svg:width="2.5cm" svg:height="1.25cm" svg:x="10.75cm" svg:y="4.5cm">
          <draw:text-box>
            <text:p>Cursor </text:p>
          </draw:text-box>
        </draw:frame>
        <draw:path draw:style-name="gr27" draw:text-style-name="P3" draw:layer="layout" svg:width="2.263cm" svg:height="1.98cm" svg:x="5.139cm" svg:y="3.948cm" svg:viewBox="0 0 2264 1981" svg:d="M0 1980c669 29 1474-285 1704-942 110-315 376-1254 153-992-748 877-131-470 255 102l127 331 25 25">
          <text:p text:style-name="P4">aux</text:p>
        </draw:path>
        <draw:custom-shape draw:style-name="gr2" draw:text-style-name="P2" draw:layer="layout" svg:width="2.5cm" svg:height="2.5cm" svg:x="3cm" svg:y="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75cm" svg:height="2.75cm" svg:x="16cm" svg:y="7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.5cm" svg:y1="8.25cm" svg:x2="16cm" svg:y2="8.25cm">
          <text:p/>
        </draw:line>
        <draw:custom-shape draw:style-name="gr6" draw:text-style-name="P5" draw:layer="layout" svg:width="2cm" svg:height="1.75cm" svg:x="6.25cm" svg:y="7.25cm">
          <text:p text:style-name="P4">5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cm" svg:height="1.75cm" svg:x="10.75cm" svg:y="7.25cm">
          <text:p text:style-name="P4">6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cm" svg:height="1.75cm" svg:x="13.25cm" svg:y="7.25cm">
          <text:p text:style-name="P4">7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cm" svg:height="1.75cm" svg:x="8.5cm" svg:y="7.25cm">
          <text:p text:style-name="P4">9</text:p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2.047cm" svg:height="0.869cm" draw:transform="rotate (0.646644487863899) translate (7.498178904358cm 10.418164295318cm)" svg:viewBox="0 0 2048 870" svg:d="M0 813c482 207 954-220 1422-235 179-6 1112-559 208-320l418-258-67 554 10 72">
          <text:p/>
        </draw:path>
        <draw:line draw:style-name="gr26" draw:text-style-name="P3" draw:layer="layout" svg:x1="11.75cm" svg:y1="9cm" svg:x2="11.75cm" svg:y2="10.25cm">
          <text:p/>
        </draw:line>
        <draw:frame draw:style-name="gr19" draw:text-style-name="P1" draw:layer="layout" svg:width="2.5cm" svg:height="1.25cm" svg:x="10.5cm" svg:y="10.25cm">
          <draw:text-box>
            <text:p>Cursor </text:p>
          </draw:text-box>
        </draw:frame>
        <draw:frame draw:style-name="gr22" draw:text-style-name="P1" draw:layer="layout" svg:width="1.75cm" svg:height="1cm" svg:x="7.25cm" svg:y="9.75cm">
          <draw:text-box>
            <text:p>aux</text:p>
          </draw:text-box>
        </draw:frame>
        <draw:custom-shape draw:style-name="gr2" draw:text-style-name="P2" draw:layer="layout" svg:width="2.5cm" svg:height="2.5cm" svg:x="3cm" svg:y="11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75cm" svg:height="2.75cm" svg:x="16cm" svg:y="11.75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.5cm" svg:y1="13cm" svg:x2="16cm" svg:y2="13cm">
          <text:p/>
        </draw:line>
        <draw:custom-shape draw:style-name="gr6" draw:text-style-name="P5" draw:layer="layout" svg:width="2cm" svg:height="1.75cm" svg:x="6.25cm" svg:y="12cm">
          <text:p text:style-name="P4">5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cm" svg:height="1.75cm" svg:x="10.75cm" svg:y="12cm">
          <text:p text:style-name="P4">6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cm" svg:height="1.75cm" svg:x="13.25cm" svg:y="12cm">
          <text:p text:style-name="P4">7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cm" svg:height="1.75cm" svg:x="8.5cm" svg:y="12cm">
          <text:p text:style-name="P4">9</text:p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2.047cm" svg:height="0.869cm" draw:transform="rotate (0.646644487863899) translate (10.034178904358cm 15.101164295318cm)" svg:viewBox="0 0 2048 870" svg:d="M0 813c482 207 954-220 1422-235 179-6 1112-559 208-320l418-258-67 554 10 72">
          <text:p/>
        </draw:path>
        <draw:line draw:style-name="gr26" draw:text-style-name="P3" draw:layer="layout" svg:x1="14.25cm" svg:y1="13.75cm" svg:x2="14.25cm" svg:y2="15cm">
          <text:p/>
        </draw:line>
        <draw:frame draw:style-name="gr19" draw:text-style-name="P1" draw:layer="layout" svg:width="2.5cm" svg:height="1.25cm" svg:x="13cm" svg:y="15cm">
          <draw:text-box>
            <text:p>Cursor </text:p>
          </draw:text-box>
        </draw:frame>
        <draw:frame draw:style-name="gr22" draw:text-style-name="P1" draw:layer="layout" svg:width="1.75cm" svg:height="1cm" svg:x="9.75cm" svg:y="14.5cm">
          <draw:text-box>
            <text:p>aux</text:p>
          </draw:text-box>
        </draw:frame>
        <draw:custom-shape draw:style-name="gr28" draw:text-style-name="P4" draw:layer="layout" svg:width="2.25cm" svg:height="2.25cm" svg:x="10.75cm" svg:y="1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" draw:layer="layout" svg:width="18.5cm" svg:height="10.916cm" svg:x="1.25cm" svg:y="16.5cm">
          <draw:text-box>
            <text:p>Este proceso en código sería:</text:p>
            <text:p><text:tab/>prev = tape→start;</text:p>
            <text:p><text:tab/>while(prev→next != tape-&gt;cursor){</text:p>
            <text:p><text:tab/><text:tab/>prev = prev-&gt;next;</text:p>
            <text:p><text:tab/>}</text:p>
            <text:p><text:tab/>prev→next = tape→cursor→next;</text:p>
            <text:p><text:tab/>destroy_node(tape→cursor);</text:p>
            <text:p><text:tab/>tape→cursor = prev→next;</text:p>
            <text:p><text:span text:style-name="T8"/></text:p>
            <text:p><text:span text:style-name="T9">NOTA</text:span><text:span text:style-name="T10">: Aquí hacemos prev→next = tape→cursor→next con la </text:span><text:span text:style-name="T10">idea de ahorrarnos usar un puntero nuevo. Otro detalle a tener </text:span><text:span text:style-name="T10">en cuenta es que ponemos el elemento que sigue al apuntado </text:span><text:span text:style-name="T10">por el cursor en prev con el objetivo de destruir el nodo </text:span><text:span text:style-name="T10">apuntado por el cursor y luego hacer apuntar al cursor al </text:span><text:span text:style-name="T10">elemento siguiente.</text:span></text:p>
          </draw:text-box>
        </draw:frame>
      </draw:page>
      <draw:page draw:name="page5" draw:style-name="dp1" draw:master-page-name="Predeterminado">
        <draw:frame draw:style-name="gr29" draw:text-style-name="P1" draw:layer="layout" svg:width="18.5cm" svg:height="7.361cm" svg:x="1.25cm" svg:y="1.25cm">
          <draw:text-box>
            <text:p>Notar que para desarrollar <text:span text:style-name="T1">tape_copy()</text:span><text:span text:style-name="T3"> deberemos observar </text:span><text:span text:style-name="T3">de guardar el estado inicial de tape→cursor</text:span><text:span text:style-name="T4"> </text:span><text:span text:style-name="T5">para luego </text:span><text:span text:style-name="T5">restaurarlo luego de crear la copia. En principio lo que haremos </text:span><text:span text:style-name="T5">que código será:</text:span></text:p>
            <text:p><text:span text:style-name="T5"><text:tab/></text:span></text:p>
            <text:p><text:span text:style-name="T5"><text:tab/></text:span><text:span text:style-name="T5">node_t previous_state = tape→cursor;</text:span></text:p>
            <text:p><text:span text:style-name="T5"><text:tab/></text:span><text:span text:style-name="T5">tape = tape_rewind(tape);</text:span></text:p>
            <text:p><text:span text:style-name="T5"><text:tab/></text:span><text:span text:style-name="T5">tape_t copy = tape_create();</text:span></text:p>
            <text:p><text:span text:style-name="T5"/></text:p>
            <text:p><text:span text:style-name="T5">Esto será:</text:span></text:p>
          </draw:text-box>
        </draw:frame>
        <draw:custom-shape draw:style-name="gr2" draw:text-style-name="P2" draw:layer="layout" svg:width="2.5cm" svg:height="2.5cm" svg:x="2.75cm" svg:y="8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75cm" svg:height="2.75cm" svg:x="15.75cm" svg:y="8.75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.25cm" svg:y1="10cm" svg:x2="15.75cm" svg:y2="10cm">
          <text:p/>
        </draw:line>
        <draw:custom-shape draw:style-name="gr6" draw:text-style-name="P5" draw:layer="layout" svg:width="2cm" svg:height="1.75cm" svg:x="6cm" svg:y="9cm">
          <text:p text:style-name="P4">5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cm" svg:height="1.75cm" svg:x="10.5cm" svg:y="9cm">
          <text:p text:style-name="P4">6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cm" svg:height="1.75cm" svg:x="13cm" svg:y="9cm">
          <text:p text:style-name="P4">7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cm" svg:height="1.75cm" svg:x="8.25cm" svg:y="9cm">
          <text:p text:style-name="P4">9</text:p>
          <draw:enhanced-geometry svg:viewBox="0 0 21600 21600" draw:type="rectangle" draw:enhanced-path="M 0 0 L 21600 0 21600 21600 0 21600 0 0 Z N"/>
        </draw:custom-shape>
        <draw:line draw:style-name="gr30" draw:text-style-name="P3" draw:layer="layout" svg:x1="11.5cm" svg:y1="11cm" svg:x2="11.5cm" svg:y2="12cm">
          <text:p/>
        </draw:line>
        <draw:frame draw:style-name="gr31" draw:text-style-name="P1" draw:layer="layout" svg:width="9.25cm" svg:height="1.673cm" svg:x="7.5cm" svg:y="12.077cm">
          <draw:text-box>
            <text:p>previos_state = tape-&gt;cursor</text:p>
          </draw:text-box>
        </draw:frame>
        <draw:line draw:style-name="gr32" draw:text-style-name="P3" draw:layer="layout" svg:x1="6.5cm" svg:y1="10.75cm" svg:x2="6.5cm" svg:y2="13.25cm">
          <text:p/>
        </draw:line>
        <draw:frame draw:style-name="gr31" draw:text-style-name="P1" draw:layer="layout" svg:width="2.5cm" svg:height="1.673cm" svg:x="5.75cm" svg:y="13.25cm">
          <draw:text-box>
            <text:p>cursor</text:p>
          </draw:text-box>
        </draw:frame>
        <draw:custom-shape draw:style-name="gr2" draw:text-style-name="P2" draw:layer="layout" svg:width="2.5cm" svg:height="2.5cm" svg:x="3cm" svg:y="15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75cm" svg:height="2.75cm" svg:x="16cm" svg:y="15.25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.5cm" svg:y1="16.5cm" svg:x2="16cm" svg:y2="16.5cm">
          <text:p/>
        </draw:line>
        <draw:frame draw:style-name="gr24" draw:text-style-name="P1" draw:layer="layout" svg:width="3cm" svg:height="0.962cm" svg:x="2.75cm" svg:y="14.25cm">
          <draw:text-box>
            <text:p>Copy =</text:p>
          </draw:text-box>
        </draw:frame>
        <draw:frame draw:style-name="gr33" draw:text-style-name="P1" draw:layer="layout" svg:width="18.5cm" svg:height="10.205cm" svg:x="1.25cm" svg:y="18.5cm">
          <draw:text-box>
            <text:p>Ahora lo siguiente será ir agregando elemento a elemento al start de la copia ciclicamente hasta llegar al final del tape original. Esto sería:</text:p>
            <text:p><text:tab/></text:p>
            <text:p><text:tab/>while(aux→next != NULL){</text:p>
            <text:p><text:tab/><text:tab/>copy→start = create_node(aux→elem);</text:p>
            <text:p><text:tab/><text:tab/>copy→start = copy→star→next;</text:p>
            <text:p><text:tab/><text:tab/>aux = aux→next;</text:p>
            <text:p><text:tab/>}</text:p>
            <text:p/>
            <text:p>Por último devolvemos el cursor del tape original a su posición original y y le hacemos un rewind a la copia, agregandole a su vez el tamaño de la original.</text:p>
            <text:p/>
          </draw:text-box>
        </draw:frame>
      </draw:page>
      <draw:page draw:name="page6" draw:style-name="dp1" draw:master-page-name="Predeterminado">
        <draw:frame draw:style-name="gr34" draw:text-style-name="P1" draw:layer="layout" svg:width="19cm" svg:height="5.75cm" svg:x="1cm" svg:y="1.5cm">
          <draw:text-box>
            <text:p>La anterior forma está bien pero, se rompe por la invariante en el archivo copy.c, por lo que una mejor forma de hacer esto sería de la siguiente manera:</text:p>
            <text:p><text:tab/><text:tab/><text:span text:style-name="T6">while</text:span>(!tape_at_stop(tape)){</text:p>
            <text:p><text:tab/><text:tab/><text:tab/>tape_insertr(copy, tape_read(tape));</text:p>
            <text:p><text:tab/><text:tab/><text:tab/>tape = tape_step(tape);</text:p>
            <text:p><text:tab/><text:tab/>}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marker draw:name="Puntas_20_de_20_flecha_20_6" draw:display-name="Puntas de flecha 6" svg:viewBox="0 0 20 20" svg:d="M0 20l10-20 10 20z"/>
    <draw:marker draw:name="Puntas_20_de_20_flecha_20_7" draw:display-name="Puntas de flecha 7" svg:viewBox="0 0 20 20" svg:d="M0 20l10-20 10 20z"/>
    <draw:marker draw:name="Puntas_20_de_20_flecha_20_8" draw:display-name="Puntas de flecha 8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30T15:30:58.103495241</meta:creation-date>
    <dc:date>2024-07-01T18:44:18.211348634</dc:date>
    <meta:editing-duration>PT1H21M31S</meta:editing-duration>
    <meta:editing-cycles>2</meta:editing-cycles>
    <meta:generator>LibreOffice/24.2.3.2$Linux_X86_64 LibreOffice_project/420$Build-2</meta:generator>
    <meta:document-statistic meta:object-count="134"/>
  </office:meta>
</office:document-meta>
</file>